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b1ef" officeooo:paragraph-rsid="001db1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L Frontend Setup</text:p>
      <text:p text:style-name="P1"/>
      <text:p text:style-name="P1">Run </text:p>
      <text:p text:style-name="P1">yarn install</text:p>
      <text:p text:style-name="P1"/>
      <text:p text:style-name="P1"/>
      <text:p text:style-name="P1">and then </text:p>
      <text:p text:style-name="P1"/>
      <text:p text:style-name="P1">yarn start</text:p>
      <text:p text:style-name="P1"/>
      <text:p text:style-name="P1">The project should be run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2T14:32:57.216863605</meta:creation-date>
    <dc:date>2022-07-12T14:33:49.704888275</dc:date>
    <meta:editing-duration>PT53S</meta:editing-duration>
    <meta:editing-cycles>1</meta:editing-cycles>
    <meta:document-statistic meta:table-count="0" meta:image-count="0" meta:object-count="0" meta:page-count="1" meta:paragraph-count="6" meta:word-count="15" meta:character-count="83" meta:non-whitespace-character-count="72"/>
    <meta:generator>LibreOffice/6.0.7.3$Linux_X86_64 LibreOffice_project/00m0$Build-3</meta:generator>
  </office:meta>
</office:document-meta>
</file>